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2EsqlConnection.getConnec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coon2EsqlConnection.Cocoon2EsqlConnection( 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coon2EsqlConnection.Cocoon2EsqlConnection( DataSourceComponent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2EsqlConnection.Cocoon2Esql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